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05cm"/>
      <style:paragraph-properties style:writing-mode="lr-tb"/>
    </style:style>
    <style:style style:name="co1" style:family="table-column">
      <style:table-column-properties style:column-width="1.613cm" style:use-optimal-column-width="false"/>
    </style:style>
    <style:style style:name="co2" style:family="table-column">
      <style:table-column-properties style:column-width="1.61cm" style:use-optimal-column-width="false"/>
    </style:style>
    <style:style style:name="co3" style:family="table-column">
      <style:table-column-properties style:column-width="1.668cm" style:use-optimal-column-width="false"/>
    </style:style>
    <style:style style:name="co4" style:family="table-column">
      <style:table-column-properties style:column-width="1.663cm" style:use-optimal-column-width="false"/>
    </style:style>
    <style:style style:name="ro1" style:family="table-row">
      <style:table-row-properties style:row-height="1.358cm"/>
    </style:style>
    <style:style style:name="ro2" style:family="table-row">
      <style:table-row-properties style:row-height="1.356cm"/>
    </style:style>
    <style:style style:name="ro3" style:family="table-row">
      <style:table-row-properties style:row-height="1.352cm"/>
    </style:style>
    <style:style style:name="ce1" style:family="table-cell">
      <loext:graphic-properties draw:textarea-vertical-align="middle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061cm" svg:height="6.787cm" svg:x="1.593cm" svg:y="6.2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*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d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d</text:p>
              </table:table-cell>
              <table:table-cell>
                <text:p>c</text:p>
              </table:table-cell>
              <table:table-cell>
                <text:p>b</text:p>
              </table:table-cell>
              <table:table-cell>
                <text:p>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334cm" svg:height="6.783cm" svg:x="10.491cm" svg:y="6.15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*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b</text:p>
              </table:table-cell>
              <table:table-cell>
                <text:p>d</text:p>
              </table:table-cell>
              <table:table-cell>
                <text:p>a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c</text:p>
              </table:table-cell>
              <table:table-cell>
                <text:p>a</text:p>
              </table:table-cell>
              <table:table-cell>
                <text:p>d</text:p>
              </table:table-cell>
              <table:table-cell>
                <text:p>b</text:p>
              </table:table-cell>
            </table:table-row>
            <table:table-row table:style-name="ro3" table:default-cell-style-name="ce1">
              <table:table-cell>
                <text:p>d</text:p>
              </table:table-cell>
              <table:table-cell>
                <text:p>d</text:p>
              </table:table-cell>
              <table:table-cell>
                <text:p>c</text:p>
              </table:table-cell>
              <table:table-cell>
                <text:p>b</text:p>
              </table:table-cell>
              <table:table-cell>
                <text:p>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8.7cm" svg:height="4.3cm" svg:x="1.1cm" svg:y="1.1cm">
          <draw:text-box>
            <text:p>Two types of element needed :</text:p>
            <text:p>i) identity element </text:p>
            <text:p>ii) element which provided with any element gives the identity element. It can be different for every element but i have taken it same for making it easier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6T12:31:32.313666481</meta:creation-date>
    <dc:date>2020-04-16T15:41:29.495214426</dc:date>
    <meta:editing-duration>PT1H25M15S</meta:editing-duration>
    <meta:editing-cycles>1</meta:editing-cycles>
    <meta:document-statistic meta:object-count="3"/>
    <meta:generator>LibreOffice/6.3.5.2$Linux_X86_64 LibreOffice_project/30$Build-2</meta:generator>
  </office:meta>
</office:document-meta>
</file>